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807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margin-top="0.1807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807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807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.1807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1807in" loext:contextual-spacing="false" fo:line-height="100%" fo:text-indent="-0.25in" style:auto-text-indent="false"/>
    </style:style>
    <style:style style:name="P8" style:family="paragraph" style:parent-style-name="Standard">
      <style:paragraph-properties fo:margin-top="0.1807in" fo:margin-bottom="0.1807in" loext:contextual-spacing="false" fo:line-height="100%"/>
    </style:style>
    <style:style style:name="P9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0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1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ize="17pt" fo:font-weight="bold" style:font-size-asian="17pt" style:font-weight-asian="bold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vbwvpfr4erhj"/><text:span text:style-name="T1">Welcome to C Programming Hub</text:span></text:p>
      <text:list xml:id="list299193477" text:style-name="WWNum1">
        <text:list-item>
          <text:p text:style-name="P1"><text:a xlink:type="simple" xlink:href="https://web-sandbox.oaiusercontent.com/index.html" text:style-name="ListLabel_20_28" text:visited-style-name="ListLabel_20_28"><text:span text:style-name="T2">Home</text:span></text:a></text:p>
        </text:list-item>
        <text:list-item>
          <text:p text:style-name="P4"><text:a xlink:type="simple" xlink:href="https://web-sandbox.oaiusercontent.com/c-tutorials.html" text:style-name="ListLabel_20_28" text:visited-style-name="ListLabel_20_28"><text:span text:style-name="T2">C Tutorials</text:span></text:a></text:p>
        </text:list-item>
        <text:list-item>
          <text:p text:style-name="P5"><text:a xlink:type="simple" xlink:href="https://web-sandbox.oaiusercontent.com/about.html" text:style-name="ListLabel_20_28" text:visited-style-name="ListLabel_20_28"><text:span text:style-name="T2">About</text:span></text:a></text:p>
        </text:list-item>
      </text:list>
      <text:p text:style-name="P11"><text:bookmark text:name="_haovkgukafb2"/><text:span text:style-name="T3">Learn C Programming with Ease!</text:span></text:p>
      <text:p text:style-name="P8">Explore tutorials, code examples, and practice problems to improve your C programming skills.</text:p>
      <text:p text:style-name="P8">© 2025 C Programming Hub</text:p>
      <text:p text:style-name="Standard">body { font-family: Arial, sans-serif; text-align: center; margin: 0; padding: 0; } header { background: #222; color: white; padding: 20px; } nav ul { list-style: none; padding: 0; } nav ul li { display: inline; margin: 0 10px; } nav ul li a { color: white; text-decoration: none; } footer { margin-top: 20px; background: #222; color: white; padding: 10px; }</text:p>
      <text:p text:style-name="P9"><text:bookmark text:name="_36gwqqqas7y2"/><text:span text:style-name="T1">C Tutorials</text:span></text:p>
      <text:list xml:id="list3567156553" text:style-name="WWNum3">
        <text:list-item>
          <text:p text:style-name="P2"><text:a xlink:type="simple" xlink:href="https://web-sandbox.oaiusercontent.com/index.html" text:style-name="ListLabel_20_28" text:visited-style-name="ListLabel_20_28"><text:span text:style-name="T2">Home</text:span></text:a></text:p>
        </text:list-item>
        <text:list-item>
          <text:p text:style-name="P6"><text:a xlink:type="simple" xlink:href="https://web-sandbox.oaiusercontent.com/about.html" text:style-name="ListLabel_20_28" text:visited-style-name="ListLabel_20_28"><text:span text:style-name="T2">About</text:span></text:a></text:p>
        </text:list-item>
      </text:list>
      <text:p text:style-name="P11"><text:bookmark text:name="_hb6zu5ybnhyo"/><text:span text:style-name="T3">Introduction to C</text:span></text:p>
      <text:p text:style-name="P8">C is a powerful general-purpose programming language...</text:p>
      <text:p text:style-name="P8">© 2025 C Programming Hub</text:p>
      <text:p text:style-name="P9"><text:bookmark text:name="_oz9e175zhvza"/><text:span text:style-name="T1">About C Programming Hub</text:span></text:p>
      <text:list xml:id="list4214100866" text:style-name="WWNum2">
        <text:list-item>
          <text:p text:style-name="P3"><text:a xlink:type="simple" xlink:href="https://web-sandbox.oaiusercontent.com/index.html" text:style-name="ListLabel_20_28" text:visited-style-name="ListLabel_20_28"><text:span text:style-name="T2">Home</text:span></text:a></text:p>
        </text:list-item>
        <text:list-item>
          <text:p text:style-name="P7"><text:a xlink:type="simple" xlink:href="https://web-sandbox.oaiusercontent.com/c-tutorials.html" text:style-name="ListLabel_20_28" text:visited-style-name="ListLabel_20_28"><text:span text:style-name="T2">C Tutorials</text:span></text:a></text:p>
        </text:list-item>
      </text:list>
      <text:p text:style-name="P11"><text:bookmark text:name="_5g31mdkdg3ny"/><text:span text:style-name="T3">Our Mission</text:span></text:p>
      <text:p text:style-name="P8">This website was created to help students learn and master C program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39" meta:character-count="797" meta:non-whitespace-character-count="684"/>
    <meta:generator>LibreOfficeDev/6.0.5.2$Linux_X86_64 LibreOffice_project/</meta:generator>
  </office:meta>
</office:document-meta>
</file>